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16.896cm"/>
    </style:style>
    <style:style style:name="Table1.A1" style:family="table-cell">
      <style:table-cell-properties fo:background-color="#9999ff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b2b82" officeooo:paragraph-rsid="000b2b82"/>
    </style:style>
    <style:style style:name="P4" style:family="paragraph" style:parent-style-name="Title">
      <style:text-properties officeooo:rsid="00034ebd" officeooo:paragraph-rsid="00034ebd"/>
    </style:style>
    <style:style style:name="P5" style:family="paragraph" style:parent-style-name="Text_20_body">
      <style:paragraph-properties fo:text-align="start" style:justify-single-word="false"/>
      <style:text-properties fo:font-style="normal" officeooo:rsid="001710d4" officeooo:paragraph-rsid="001710d4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fo:font-style="normal" officeooo:rsid="001710d4" officeooo:paragraph-rsid="00180054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fo:font-style="normal" officeooo:rsid="00180054" officeooo:paragraph-rsid="00180054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officeooo:rsid="000a7e3a" officeooo:paragraph-rsid="0012195c"/>
    </style:style>
    <style:style style:name="P9" style:family="paragraph" style:parent-style-name="Text_20_body">
      <style:paragraph-properties fo:text-align="start" style:justify-single-word="false"/>
      <style:text-properties fo:font-style="italic" officeooo:rsid="001710d4" officeooo:paragraph-rsid="001710d4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text-properties officeooo:rsid="0010006d" officeooo:paragraph-rsid="0010006d"/>
    </style:style>
    <style:style style:name="T1" style:family="text">
      <style:text-properties officeooo:rsid="001710d4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 for Tool Developers</text:p>
      <text:h text:style-name="P10" text:outline-level="1">Lab <text:span text:style-name="T1">6</text:span></text:h>
      <text:h text:style-name="P11" text:outline-level="1">11/1<text:span text:style-name="T1">5</text:span>/2016</text:h>
      <text:p text:style-name="P1"/>
      <text:h text:style-name="P12" text:outline-level="3">Lab <text:span text:style-name="T1">6.</text:span> <text:s/><text:span text:style-name="T1">Network Programming with Unicode strings</text:span></text:h>
      <text:p text:style-name="P2"><text:s text:c="7"/></text:p>
      <text:p text:style-name="P5">As we've demonstrated, Python handles unicode to byte string conversions very differently in Python 2 and Python 3. <text:s/>In the data directory is a naive Python 3 client server application consisting of a <text:span text:style-name="T2">client.py</text:span> file that sends unicode strings and a <text:span text:style-name="T2">server.py</text:span> file that receives them and prints them out. <text:s/>However, as it stands this application doesn't work. </text:p>
      <text:p text:style-name="P5"/>
      <text:p text:style-name="P5">1. <text:s/>Fix the all problems with this application so that the server will print out the unicode string without throwing any Unicode encoding or decoding exceptions.</text:p>
      <text:p text:style-name="P5">2. <text:s/>Convert the client and server to use Python 2. <text:s/>If you wish to keep the context manager, you can import the closing function from the contextlib library in Python 2 like so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from contextlib import closing</text:p>
            <text:p text:style-name="P6">with closing(socket.socket(socket.AF_INET,socket.socket.D_GRAM)) as sock</text:p>
          </table:table-cell>
        </table:table-row>
      </table:table>
      <text:p text:style-name="P9"/>
      <text:p text:style-name="P7">Otherwise, wrap your socket functions in a try/except/finally block. </text:p>
      <text:p text:style-name="P5">3. <text:s/>Attempt to run the client and the server. <text:s text:c="2"/>What is the difference in the behavior from Python 2 and Python 3?</text:p>
      <text:p text:style-name="P8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4:02.334966856</meta:creation-date>
    <meta:editing-duration>PT1H34M31S</meta:editing-duration>
    <meta:editing-cycles>9</meta:editing-cycles>
    <meta:generator>LibreOffice/4.2.8.2$Linux_X86_64 LibreOffice_project/420m0$Build-2</meta:generator>
    <dc:date>2016-11-15T09:40:33.937861048</dc:date>
    <meta:document-statistic meta:table-count="1" meta:image-count="0" meta:object-count="0" meta:page-count="1" meta:paragraph-count="12" meta:word-count="170" meta:character-count="1077" meta:non-whitespace-character-count="900"/>
  </office:meta>
</office:document-meta>
</file>